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.494cm" fo:margin-bottom="0.494cm" style:contextual-spacing="false" fo:line-height="100%" style:page-number="auto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background-color="#f8f8f8" fo:padding-left="0.282cm" fo:padding-right="0.282cm" fo:padding-top="0.176cm" fo:padding-bottom="0.176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background-color="#f8f8f8" fo:padding-left="0.282cm" fo:padding-right="0.282cm" fo:padding-top="0.176cm" fo:padding-bottom="0.176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Courier New" fo:language="en" fo:country="US" style:font-name-asian="Times New Roman1" style:language-asian="es" style:country-asian="ES" style:font-name-complex="Courier New1"/>
    </style:style>
    <style:style style:name="P5" style:family="paragraph" style:parent-style-name="Standard" style:list-style-name="">
      <style:paragraph-properties fo:margin-top="0cm" fo:margin-bottom="0.397cm" style:contextual-spacing="false" style:line-height-at-least="0.508cm" fo:background-color="#ffffff">
        <style:background-image/>
      </style:paragraph-properties>
    </style:style>
    <style:style style:name="P6" style:family="paragraph" style:parent-style-name="Standard" style:list-style-name="">
      <style:paragraph-properties fo:margin-top="0cm" fo:margin-bottom="0.397cm" style:contextual-spacing="false" style:line-height-at-least="0.508cm"/>
    </style:style>
    <style:style style:name="T1" style:family="text">
      <style:text-properties style:font-name="Times New Roman" fo:font-size="13.5pt" fo:language="en" fo:country="US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fo:color="#646464" style:font-name="Verdana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4" style:family="text">
      <style:text-properties fo:color="#646464" style:font-name="Times New Roman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5" style:family="text">
      <style:text-properties fo:color="#3c3c3c" style:font-name="Verdana" fo:font-size="12pt" fo:language="en" fo:country="US" fo:background-color="#ffffff" loext:char-shading-value="0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fo:color="#3c3c3c"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fo:color="#222222" style:font-name="Verdana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8" style:family="text">
      <style:text-properties style:font-name="Courier New" fo:language="en" fo:country="US" style:font-name-asian="Times New Roman1" style:language-asian="es" style:country-asian="ES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MongoDB course note 1 </text:span></text:h>
      <text:p text:style-name="P2"><text:span text:style-name="T2"><text:line-break/></text:span></text:p>
      <text:h text:style-name="P5" text:outline-level="2"><text:span text:style-name="T3">What is MongoDB?</text:span></text:h>
      <text:p text:style-name="P2"><text:span text:style-name="T5">MongoDB is document oriented.</text:span><text:span text:style-name="T2"><text:line-break/></text:span><text:span text:style-name="T5">MongoDB has dynamic schema.</text:span><text:span text:style-name="T2"><text:line-break/></text:span><text:span text:style-name="T5"><text:line-break/></text:span><text:span text:style-name="T2"><text:line-break/></text:span></text:p>
      <text:h text:style-name="P5" text:outline-level="2"><text:span text:style-name="T3">Mongo Relative to Relational</text:span></text:h>
      <text:p text:style-name="P2"><text:span text:style-name="T2">Which features did MongoDB omit in order to retain scalability?</text:span></text:p>
      <text:p text:style-name="P2"><text:span text:style-name="T6">JoinsTransactions across multiple collections<text:line-break/></text:span><text:span text:style-name="T2">Which of the following expressions are valid JSON documents?</text:span></text:p>
      <text:p text:style-name="P2"><text:span text:style-name="T6">{a:1, b:2, c:3}<text:line-break/></text:span><text:span text:style-name="T2">Which of the following are valid JSON documents?</text:span></text:p>
      <text:p text:style-name="P2"><text:span text:style-name="T6">{a:1, b:2, c: 3}{a:1, b:2, c:[1,2,3,4,5]}{a:1, b:{}, c: [ { a:1, b:2}, 5, 6]}{ }<text:line-break/></text:span></text:p>
      <text:h text:style-name="P6" text:outline-level="2"><text:span text:style-name="T4">JSON Arrays</text:span></text:h>
      <text:p text:style-name="P2"><text:span text:style-name="T2">Write the JSON for a simple document containing a single key "fruit" that has as its value an array containing three strings: "apple", "pear", and "peach"</text:span></text:p>
      <text:p text:style-name="P2"><text:span text:style-name="T7">{fruit: ["apple","pear","peach"]}<text:line-break/></text:span></text:p>
      <text:h text:style-name="P6" text:outline-level="2"><text:span text:style-name="T3">JSON Subdocuments</text:span></text:h>
      <text:p text:style-name="P2"><text:span text:style-name="T2">Write a JSON document with a single key, "address" that has as it value another document with the keys 'street_address', 'city', 'state', 'zipcode', with the following values: 'street_address' is "23 Elm Drive", 'city' is "Palo Alto", 'state' is "California", 'zipcode' is "94305"</text:span></text:p>
      <text:p text:style-name="P2"><text:span text:style-name="T7">{'address': {'street_address': "23 Elm Drive", 'city' : "Palo Alto", 'state': "California", 'zipcode': "94305"} }<text:line-break/></text:span></text:p>
      <text:h text:style-name="P6" text:outline-level="2"><text:span text:style-name="T3">Blog in Relational Tables</text:span></text:h>
      <text:p text:style-name="P2"><text:span text:style-name="T2">let’s assume that our blog can be modeled with the following relational tables:</text:span></text:p>
      <text:p text:style-name="P3"><text:span text:style-name="T8">authors:</text:span></text:p>
      <text:p text:style-name="P3"><text:span text:style-name="T8"><text:s/>author_id,</text:span></text:p>
      <text:p text:style-name="P3"><text:span text:style-name="T8"><text:s/>name,</text:span></text:p>
      <text:p text:style-name="P3"><text:span text:style-name="T8"><text:s/>email,</text:span></text:p>
      <text:p text:style-name="P3"><text:span text:style-name="T8"><text:s/>password</text:span></text:p>
      <text:p text:style-name="P4"/>
      <text:p text:style-name="P3"><text:span text:style-name="T8">posts:</text:span></text:p>
      <text:p text:style-name="P3"><text:span text:style-name="T8"><text:s/>post_id,</text:span></text:p>
      <text:p text:style-name="P3"><text:span text:style-name="T8"><text:s/>author_id</text:span></text:p>
      <text:p text:style-name="P3"><text:span text:style-name="T8"><text:s/>title,</text:span></text:p>
      <text:p text:style-name="P3"><text:span text:style-name="T8"><text:s/>body, </text:span></text:p>
      <text:p text:style-name="P3"><text:soft-page-break/><text:span text:style-name="T8"><text:s/>publication_date</text:span></text:p>
      <text:p text:style-name="P4"/>
      <text:p text:style-name="P3"><text:span text:style-name="T8">comments:</text:span></text:p>
      <text:p text:style-name="P3"><text:span text:style-name="T8"><text:s/>comment_id,</text:span></text:p>
      <text:p text:style-name="P3"><text:span text:style-name="T8"><text:s/>name, </text:span></text:p>
      <text:p text:style-name="P3"><text:span text:style-name="T8"><text:s/>email,</text:span></text:p>
      <text:p text:style-name="P3"><text:span text:style-name="T8"><text:s/>comment_text</text:span></text:p>
      <text:p text:style-name="P4"/>
      <text:p text:style-name="P3"><text:span text:style-name="T8">post_comments:</text:span></text:p>
      <text:p text:style-name="P3"><text:span text:style-name="T8"><text:s/>post_id,</text:span></text:p>
      <text:p text:style-name="P3"><text:span text:style-name="T8"><text:s/>comment_id</text:span></text:p>
      <text:p text:style-name="P4"/>
      <text:p text:style-name="P4"/>
      <text:p text:style-name="P3"><text:span text:style-name="T8">tags</text:span></text:p>
      <text:p text:style-name="P3"><text:span text:style-name="T8"><text:s/>tag_id</text:span></text:p>
      <text:p text:style-name="P3"><text:span text:style-name="T8"><text:s/>name</text:span></text:p>
      <text:p text:style-name="P4"/>
      <text:p text:style-name="P3"><text:span text:style-name="T8">post_tags</text:span></text:p>
      <text:p text:style-name="P3"><text:span text:style-name="T8"><text:s/>post_id</text:span></text:p>
      <text:p text:style-name="P3"><text:span text:style-name="T8"><text:s/>tag_id</text:span></text:p>
      <text:p text:style-name="P2"><text:span text:style-name="T2">In order to display a blog post with its comments and tags, how many tables will need to be accessed?6<text:line-break/></text:span></text:p>
      <text:h text:style-name="P6" text:outline-level="2"><text:span text:style-name="T4">Blog in Documents</text:span></text:h>
      <text:p text:style-name="P2"><text:span text:style-name="T2">Given the document schema that we proposed for the blog, how many collections would we need to access to display the blog home page?</text:span></text:p>
      <text:p text:style-name="P2"><text:span text:style-name="T2">1<text:line-break/><text:line-break/></text:span></text:p>
      <text:h text:style-name="P6" text:outline-level="2"><text:span text:style-name="T4">Intro to Schema Design</text:span></text:h>
      <text:p text:style-name="P2"><text:span text:style-name="T2">In which scenario is it impossible to embed data within a document (you must put the data in it a separate collection). Check all that apply.</text:span></text:p>
      <text:p text:style-name="P2"><text:span text:style-name="T6">The embedded data could exceed the 16MB document limit within MongoD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dc:creator>janavarro</dc:creator>
    <meta:editing-cycles>3</meta:editing-cycles>
    <meta:creation-date>2014-03-01T18:55:00</meta:creation-date>
    <dc:date>2014-03-03T15:09:00</dc:date>
    <meta:editing-duration>PT1S</meta:editing-duration>
    <meta:generator>LibreOffice/4.2.1.1$Windows_x86 LibreOffice_project/d7dbbd7842e6a58b0f521599204e827654e1fb8b</meta:generator>
    <meta:document-statistic meta:table-count="0" meta:image-count="0" meta:object-count="0" meta:page-count="2" meta:paragraph-count="49" meta:word-count="287" meta:character-count="1861" meta:non-whitespace-character-count="1590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